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5077"/>
    </style:style>
    <style:style style:name="P2" style:family="paragraph" style:parent-style-name="Standard">
      <style:text-properties officeooo:rsid="0012d15d" officeooo:paragraph-rsid="0012d15d"/>
    </style:style>
    <style:style style:name="P3" style:family="paragraph" style:parent-style-name="Standard">
      <style:text-properties officeooo:rsid="0012d15d" officeooo:paragraph-rsid="0013eadb"/>
    </style:style>
    <style:style style:name="P4" style:family="paragraph" style:parent-style-name="Standard">
      <style:text-properties officeooo:rsid="0012d15d" officeooo:paragraph-rsid="00158d48"/>
    </style:style>
    <style:style style:name="P5" style:family="paragraph" style:parent-style-name="Standard">
      <style:text-properties officeooo:paragraph-rsid="00158d48"/>
    </style:style>
    <style:style style:name="P6" style:family="paragraph" style:parent-style-name="Standard">
      <style:text-properties officeooo:rsid="0015dbff" officeooo:paragraph-rsid="0015dbff"/>
    </style:style>
    <style:style style:name="P7" style:family="paragraph" style:parent-style-name="Standard" style:master-page-name="Standard">
      <style:paragraph-properties style:page-number="auto"/>
      <style:text-properties officeooo:paragraph-rsid="00115077"/>
    </style:style>
    <style:style style:name="P8" style:family="paragraph" style:parent-style-name="Standard">
      <style:text-properties officeooo:rsid="0012d15d" officeooo:paragraph-rsid="0012d15d"/>
    </style:style>
    <style:style style:name="P9" style:family="paragraph" style:parent-style-name="Standard">
      <style:text-properties officeooo:rsid="0012d15d" officeooo:paragraph-rsid="00167d3b"/>
    </style:style>
    <style:style style:name="P10" style:family="paragraph" style:parent-style-name="Standard">
      <style:text-properties officeooo:rsid="0012d15d" officeooo:paragraph-rsid="00188b17"/>
    </style:style>
    <style:style style:name="P11" style:family="paragraph" style:parent-style-name="Standard">
      <style:text-properties officeooo:rsid="00167d3b" officeooo:paragraph-rsid="00167d3b"/>
    </style:style>
    <style:style style:name="P12" style:family="paragraph" style:parent-style-name="Standard">
      <style:text-properties officeooo:paragraph-rsid="00158d48"/>
    </style:style>
    <style:style style:name="P13" style:family="paragraph" style:parent-style-name="Standard">
      <style:text-properties officeooo:paragraph-rsid="00167d3b"/>
    </style:style>
    <style:style style:name="P14" style:family="paragraph" style:parent-style-name="Standard">
      <style:text-properties officeooo:paragraph-rsid="00188b17"/>
    </style:style>
    <style:style style:name="P15" style:family="paragraph" style:parent-style-name="Standard">
      <style:text-properties officeooo:paragraph-rsid="00115077"/>
    </style:style>
    <style:style style:name="P16" style:family="paragraph" style:parent-style-name="Standard">
      <style:text-properties officeooo:rsid="00188b17" officeooo:paragraph-rsid="00188b17"/>
    </style:style>
    <style:style style:name="P17" style:family="paragraph" style:parent-style-name="Standard">
      <style:text-properties officeooo:rsid="001956c8" officeooo:paragraph-rsid="001956c8"/>
    </style:style>
    <style:style style:name="T1" style:family="text">
      <style:text-properties officeooo:rsid="0015dbff"/>
    </style:style>
    <style:style style:name="T2" style:family="text">
      <style:text-properties officeooo:rsid="00188b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p>
      <text:p text:style-name="P1"/>
      <text:p text:style-name="P1"/>
      <text:p text:style-name="P1">Q1. Explore the following commands with various options, refer man pages for </text:p>
      <text:p text:style-name="P1"><text:s text:c="4"/>further help a) date b) cal c) bc d) echo e) who f) whoami g) logname g) uname h)</text:p>
      <text:p text:style-name="P1"><text:s text:c="4"/>seq i) clear</text:p>
      <text:p text:style-name="P1"/>
      <text:p text:style-name="P1">stark@stark-VirtualBox:~$ echo "12+5" | bc</text:p>
      <text:p text:style-name="P1">17</text:p>
      <text:p text:style-name="P1">stark@stark-VirtualBox:~$ echo "12^2" | bc</text:p>
      <text:p text:style-name="P1">144</text:p>
      <text:p text:style-name="P1">stark@stark-VirtualBox:~$ echo "12/2" | bc</text:p>
      <text:p text:style-name="P1">6</text:p>
      <text:p text:style-name="P1">stark@stark-VirtualBox:~$ echo "12-2" | bc</text:p>
      <text:p text:style-name="P1">10</text:p>
      <text:p text:style-name="P1">stark@stark-VirtualBox:~$ echo "12*2" | bc</text:p>
      <text:p text:style-name="P1">24</text:p>
      <text:p text:style-name="P1"/>
      <text:p text:style-name="P1">stark@stark-VirtualBox:~$ who</text:p>
      <text:p text:style-name="P1">stark <text:s text:c="3"/>:0 <text:s text:c="10"/>2020-09-08 14:56 (:0)</text:p>
      <text:p text:style-name="P1"/>
      <text:p text:style-name="P1">stark@stark-VirtualBox:~$ date</text:p>
      <text:p text:style-name="P1">Tue Sep <text:s/>8 15:09:31 IST 2020</text:p>
      <text:p text:style-name="P1"/>
      <text:p text:style-name="P1">stark@stark-VirtualBox:~$ echo Akshay</text:p>
      <text:p text:style-name="P1">Akshay</text:p>
      <text:p text:style-name="P1"/>
      <text:p text:style-name="P1">stark@stark-VirtualBox:~$ echo $</text:p>
      <text:p text:style-name="P1">$</text:p>
      <text:p text:style-name="P1">stark@stark-VirtualBox:~$ echo $$</text:p>
      <text:p text:style-name="P1">1705</text:p>
      <text:p text:style-name="P1">stark@stark-VirtualBox:~$ whoami</text:p>
      <text:p text:style-name="P1">stark</text:p>
      <text:p text:style-name="P1">stark@stark-VirtualBox:~$ logname</text:p>
      <text:p text:style-name="P1">stark</text:p>
      <text:p text:style-name="P1">stark@stark-VirtualBox:~$ uname</text:p>
      <text:p text:style-name="P1">Linux</text:p>
      <text:p text:style-name="P1"/>
      <text:p text:style-name="P1">tark@stark-VirtualBox:~$ seq 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stark@stark-VirtualBox:~$ seq 3 10</text:p>
      <text:p text:style-name="P1">3</text:p>
      <text:p text:style-name="P1">4</text:p>
      <text:p text:style-name="P1"><text:soft-page-break/>5</text:p>
      <text:p text:style-name="P1">6</text:p>
      <text:p text:style-name="P1">7</text:p>
      <text:p text:style-name="P1">8</text:p>
      <text:p text:style-name="P1">9</text:p>
      <text:p text:style-name="P1">10</text:p>
      <text:p text:style-name="P1">stark@stark-VirtualBox:~$ seq 3 7 30</text:p>
      <text:p text:style-name="P1">3</text:p>
      <text:p text:style-name="P1">10</text:p>
      <text:p text:style-name="P1">17</text:p>
      <text:p text:style-name="P1">24</text:p>
      <text:p text:style-name="P1"/>
      <text:p text:style-name="P1">stark@stark-VirtualBox:~$ clear</text:p>
      <text:p text:style-name="P1"/>
      <text:p text:style-name="P1"/>
      <text:p text:style-name="P1">Q2.<text:tab/>A) Create three directory a b and c and create a.txt,b.txt and c.txt</text:p>
      <text:p text:style-name="P1"><text:tab/><text:tab/>in each directory respectively and then copy c directory into the a.</text:p>
      <text:p text:style-name="P1"><text:tab/>B)Move Directory b to c.</text:p>
      <text:p text:style-name="P1"><text:tab/>C)Create alias of ls -lh command to your name.</text:p>
      <text:p text:style-name="P1"><text:tab/>D)Change Directory name a to cdac.</text:p>
      <text:p text:style-name="P1"/>
      <text:p text:style-name="P1"/>
      <text:p text:style-name="P1"/>
      <text:p text:style-name="P1"/>
      <text:p text:style-name="P1"/>
      <text:p text:style-name="P2">mkdir a b c</text:p>
      <text:p text:style-name="P2"/>
      <text:p text:style-name="P2">stark@stark-VirtualBox:~$ cd a</text:p>
      <text:p text:style-name="P2">stark@stark-VirtualBox:~/a$ touch a.txt</text:p>
      <text:p text:style-name="P2">stark@stark-VirtualBox:~/a$ cd b</text:p>
      <text:p text:style-name="P2">bash: cd: b: No such file or directory</text:p>
      <text:p text:style-name="P2">stark@stark-VirtualBox:~/a$ cd .</text:p>
      <text:p text:style-name="P2">stark@stark-VirtualBox:~/a$ cd ..</text:p>
      <text:p text:style-name="P2">stark@stark-VirtualBox:~$ cd b</text:p>
      <text:p text:style-name="P2">stark@stark-VirtualBox:~/b$ touch b.txt</text:p>
      <text:p text:style-name="P2">stark@stark-VirtualBox:~/b$ cd ..</text:p>
      <text:p text:style-name="P2">stark@stark-VirtualBox:~$ cd c</text:p>
      <text:p text:style-name="P2">stark@stark-VirtualBox:~/c$ touch c.txt</text:p>
      <text:p text:style-name="P2">stark@stark-VirtualBox:~/c$ cd ..</text:p>
      <text:p text:style-name="P2">stark@stark-VirtualBox:~$ cp c a</text:p>
      <text:p text:style-name="P2">cp: -r not specified; omitting directory 'c'</text:p>
      <text:p text:style-name="P2">stark@stark-VirtualBox:~$ cp -r c a</text:p>
      <text:p text:style-name="P2"/>
      <text:p text:style-name="P2">stark@stark-VirtualBox:~$ cd a</text:p>
      <text:p text:style-name="P2">stark@stark-VirtualBox:~/a$ touch a.txt</text:p>
      <text:p text:style-name="P2">stark@stark-VirtualBox:~/a$ cd b</text:p>
      <text:p text:style-name="P2">bash: cd: b: No such file or directory</text:p>
      <text:p text:style-name="P2">stark@stark-VirtualBox:~/a$ cd .</text:p>
      <text:p text:style-name="P2">stark@stark-VirtualBox:~/a$ cd ..</text:p>
      <text:p text:style-name="P2">stark@stark-VirtualBox:~$ cd b</text:p>
      <text:p text:style-name="P2">stark@stark-VirtualBox:~/b$ touch b.txt</text:p>
      <text:p text:style-name="P2">stark@stark-VirtualBox:~/b$ cd ..</text:p>
      <text:p text:style-name="P2"><text:soft-page-break/>stark@stark-VirtualBox:~$ cd c</text:p>
      <text:p text:style-name="P2">stark@stark-VirtualBox:~/c$ touch c.txt</text:p>
      <text:p text:style-name="P2">stark@stark-VirtualBox:~/c$ cd ..</text:p>
      <text:p text:style-name="P2">stark@stark-VirtualBox:~$ cp c a</text:p>
      <text:p text:style-name="P2">cp: -r not specified; omitting directory 'c'</text:p>
      <text:p text:style-name="P2">stark@stark-VirtualBox:~$ cp -r c a</text:p>
      <text:p text:style-name="P3">stark@stark-VirtualBox:~$ alias Akshay="ls -h"</text:p>
      <text:p text:style-name="P3">stark@stark-VirtualBox:~$ Akshay</text:p>
      <text:p text:style-name="P3">c <text:s/>cdac <text:s/>Desktop <text:s/>Documents <text:s/>Downloads <text:s/>examples.desktop <text:s/>Music <text:s/>Pictures <text:s/>Public <text:s/>s3.txt <text:s/>Templates <text:s/>Videos</text:p>
      <text:p text:style-name="P2">stark@stark-VirtualBox:~$ mv a cdac”</text:p>
      <text:p text:style-name="P2"/>
      <text:p text:style-name="P2"/>
      <text:p text:style-name="P2"/>
      <text:p text:style-name="P14">Q4. Create a file with some content using vi editor</text:p>
      <text:p text:style-name="P14"><text:tab/>a) Display the file using cat command</text:p>
      <text:p text:style-name="P14"><text:tab/>b) Display line numbers along with content</text:p>
      <text:p text:style-name="P14"><text:tab/>c) Display the file in reverse order using tac</text:p>
      <text:p text:style-name="P10"><text:tab/>d) Combine multiple files using cat command</text:p>
      <text:p text:style-name="P2"/>
      <text:p text:style-name="P2"/>
      <text:p text:style-name="P2"/>
      <text:p text:style-name="P2"/>
      <text:p text:style-name="P2"><text:span text:style-name="T2">a) </text:span>stark@stark-VirtualBox:~$ cat hi.txt</text:p>
      <text:p text:style-name="P10"><text:s text:c="2"/></text:p>
      <text:p text:style-name="P10"><text:tab/>Oprating Sysytem </text:p>
      <text:p text:style-name="P2"/>
      <text:p text:style-name="P2"><text:tab/>Java</text:p>
      <text:p text:style-name="P2"/>
      <text:p text:style-name="P2"/>
      <text:p text:style-name="P2"><text:tab/>advanced JAva</text:p>
      <text:p text:style-name="P2"/>
      <text:p text:style-name="P16">b) <text:s/>stark@stark-VirtualBox:~$ cat -n hi.txt</text:p>
      <text:p text:style-name="P16"><text:s text:c="5"/>1<text:tab/>Oprating Sysytem </text:p>
      <text:p text:style-name="P16"><text:s text:c="5"/>2<text:tab/></text:p>
      <text:p text:style-name="P16"><text:s text:c="5"/>3<text:tab/>Java</text:p>
      <text:p text:style-name="P16"><text:s text:c="5"/>4<text:tab/> <text:s text:c="4"/>5<text:tab/></text:p>
      <text:p text:style-name="P16"><text:s text:c="5"/>6<text:tab/>advanced Java</text:p>
      <text:p text:style-name="P16"/>
      <text:p text:style-name="P16"/>
      <text:p text:style-name="P17">c)</text:p>
      <text:p text:style-name="P17"/>
      <text:p text:style-name="P17">stark@stark-VirtualBox:~$ tac hi.txt</text:p>
      <text:p text:style-name="P17">advanced JAva</text:p>
      <text:p text:style-name="P17"/>
      <text:p text:style-name="P17"/>
      <text:p text:style-name="P17">Java</text:p>
      <text:p text:style-name="P17"/>
      <text:p text:style-name="P17">Oprating Sysytem </text:p>
      <text:p text:style-name="P17"/>
      <text:p text:style-name="P17"/>
      <text:p text:style-name="P17"/>
      <text:p text:style-name="P17"><text:soft-page-break/>d)</text:p>
      <text:p text:style-name="P17"/>
      <text:p text:style-name="P17">stark@stark-VirtualBox:~$ cat s3.txt hi.txt</text:p>
      <text:p text:style-name="P17">Hello Akshay</text:p>
      <text:p text:style-name="P17">Oprating Sysytem </text:p>
      <text:p text:style-name="P17"/>
      <text:p text:style-name="P17">Java</text:p>
      <text:p text:style-name="P17"/>
      <text:p text:style-name="P17"/>
      <text:p text:style-name="P17">advanced JAv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
      <text:p text:style-name="P11"><text:s text:c="76"/>PART 2</text:p>
      <text:p text:style-name="P2"/>
      <text:p text:style-name="P13">Q2. Change the permission of the previous directory to executable only.</text:p>
      <text:p text:style-name="P13"><text:tab/>Analyze the output.</text:p>
      <text:p text:style-name="P13"/>
      <text:p text:style-name="P13">stark@stark-VirtualBox:~$ chmod 100 s3</text:p>
      <text:p text:style-name="P13"/>
      <text:p text:style-name="P13"/>
      <text:p text:style-name="P13"/>
      <text:p text:style-name="P13"/>
      <text:p text:style-name="P13"/>
      <text:p text:style-name="P13"/>
      <text:p text:style-name="P13"/>
      <text:p text:style-name="P13"/>
      <text:p text:style-name="P13">Q3. Change the permission of the previous directory to read only.</text:p>
      <text:p text:style-name="P9"><text:tab/>Analyze the output.</text:p>
      <text:p text:style-name="P5"/>
      <text:p text:style-name="P5">stark@stark-VirtualBox:~$ chmod 400 <text:s/>OS</text:p>
      <text:p text:style-name="P5"/>
      <text:p text:style-name="P5"/>
      <text:p text:style-name="P5"/>
      <text:p text:style-name="P5"/>
      <text:p text:style-name="P5"/>
      <text:p text:style-name="P5">Q4. Use echo to list the all files of your home directory.</text:p>
      <text:p text:style-name="P5"/>
      <text:p text:style-name="P5">stark@stark-VirtualBox:~$ echo *</text:p>
      <text:p text:style-name="P5">c cdac Desktop Documents Downloads examples.desktop Music Pictures Public s3.txt Templates Videos</text:p>
      <text:p text:style-name="P5"><text:soft-page-break/></text:p>
      <text:p text:style-name="P5">Q5. Use echo to list the all files of /etc/ directory</text:p>
      <text:p text:style-name="P5"/>
      <text:p text:style-name="P5">stark@stark-VirtualBox:/etc$ echo *</text:p>
      <text:p text:style-name="P5">acpi adduser.conf alternatives anacrontab apg.conf apm apparmor apparmor.d apport appstream.conf apt avahi bash.bashrc bash_completion bash_completion.d bindresvport.blacklist binfmt.d bluetooth brlapi.key brltty brltty.conf ca-certificates ca-certificates.conf ca-certificates.conf.dpkg-old calendar chatscripts console-setup cracklib cron.d cron.daily cron.hourly cron.monthly crontab cron.weekly cups cupshelpers dbus-1 dconf debconf.conf debian_version default deluser.conf depmod.d dhcp dictionaries-common dpkg emacs environment firefox fonts fstab fuse.conf fwupd gai.conf gdb gdm3 geoclue ghostscript glvnd gnome groff group group- grub.d gshadow gshadow- gss gtk-2.0 gtk-3.0 hdparm.conf host.conf hostname hosts hosts.allow hosts.deny hp ifplugd ImageMagick-6 init init.d initramfs-tools inputrc insserv.conf.d iproute2 issue issue.net kernel kernel-img.conf kerneloops.conf ldap ld.so.cache ld.so.conf ld.so.conf.d legal libao.conf libaudit.conf libblockdev libnl-3 libpaper.d libreoffice lintianrc locale.alias locale.gen localtime logcheck login.defs logrotate.conf logrotate.d lsb-release ltrace.conf machine-id magic magic.mime mailcap mailcap.order manpath.config mime.types mke2fs.conf modprobe.d modules modules-load.d mtab mtools.conf nanorc netplan network networkd-dispatcher NetworkManager networks newt nsswitch.conf opt os-release PackageKit pam.conf pam.d papersize passwd passwd- pcmcia perl pki pm pnm2ppa.conf polkit-1 popularity-contest.conf ppp profile profile.d protocols pulse python2.7 python3 python3.6 rc0.d rc1.d rc2.d rc3.d rc4.d rc5.d rc6.d rcS.d resolvconf resolv.conf rmt rpc rsyslog.conf rsyslog.d sane.d securetty security selinux sensors3.conf sensors.d services shadow shadow- shells skel speech-dispatcher ssh ssl subgid subgid- subuid subuid- sudoers sudoers.d sysctl.conf sysctl.d systemd terminfo thermald thunderbird timezone tmpfiles.d ucf.conf udev udisks2 ufw updatedb.conf update-manager update-motd.d update-notifier UPower usb_modeswitch.conf usb_modeswitch.d vim vtrgb wgetrc wpa_supplicant X11 xdg zsh_command_not_found</text:p>
      <text:p text:style-name="P5"/>
      <text:p text:style-name="P5">Q6. Use echo to list the all files of /etc/ directory with extension name .conf</text:p>
      <text:p text:style-name="P5"/>
      <text:p text:style-name="P5">stark@stark-VirtualBox:/etc$ echo *.conf</text:p>
      <text:p text:style-name="P5">adduser.conf apg.conf appstream.conf brltty.conf ca-certificates.conf debconf.conf deluser.conf fuse.conf gai.conf hdparm.conf host.conf kernel-img.conf kerneloops.conf ld.so.conf libao.conf libaudit.conf logrotate.conf ltrace.conf mke2fs.conf mtools.conf nsswitch.conf pam.conf pnm2ppa.conf popularity-contest.conf resolv.conf rsyslog.conf sensors3.conf sysctl.conf ucf.conf updatedb.conf usb_modeswitch.conf</text:p>
      <text:p text:style-name="P5"/>
      <text:p text:style-name="P4">Q7. Use echo to append your name to a.txt</text:p>
      <text:p text:style-name="P4"/>
      <text:p text:style-name="P4">stark@stark-VirtualBox:~$ ls</text:p>
      <text:p text:style-name="P4">c <text:s text:c="4"/>Desktop <text:s text:c="3"/>Downloads <text:s text:c="8"/>Music <text:s text:c="4"/>Public <text:s/>Templates</text:p>
      <text:p text:style-name="P4">cdac <text:s/>Documents <text:s/>examples.desktop <text:s/>Pictures <text:s/>s3.txt <text:s/>Videos</text:p>
      <text:p text:style-name="P4">stark@stark-VirtualBox:~$ cd cdac</text:p>
      <text:p text:style-name="P4">stark@stark-VirtualBox:~/cdac$ ls</text:p>
      <text:p text:style-name="P4">a.txt <text:s/>c</text:p>
      <text:p text:style-name="P4">stark@stark-VirtualBox:~/cdac$ echo '<text:span text:style-name="T1">Akshay’</text:span> &gt;&gt; a.txt</text:p>
      <text:p text:style-name="P4">stark@stark-VirtualBox:~/cdac$ a.txt</text:p>
      <text:p text:style-name="P4">a.txt: command not found</text:p>
      <text:p text:style-name="P4">stark@stark-VirtualBox:~/cdac$ cat a.txt</text:p>
      <text:p text:style-name="P6">Akshay</text:p>
      <text:p text:style-name="P4"/>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15:10:14.246135071</meta:creation-date>
    <dc:date>2020-09-09T15:23:02.934477001</dc:date>
    <meta:editing-duration>PT29M50S</meta:editing-duration>
    <meta:editing-cycles>3</meta:editing-cycles>
    <meta:generator>LibreOffice/6.0.7.3$Linux_X86_64 LibreOffice_project/00m0$Build-3</meta:generator>
    <meta:document-statistic meta:table-count="0" meta:image-count="0" meta:object-count="0" meta:page-count="6" meta:paragraph-count="151" meta:word-count="795" meta:character-count="6651" meta:non-whitespace-character-count="5814"/>
  </office:meta>
</office:document-meta>
</file>